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761cm" svg:height="3.161cm" draw:transform="rotate (-1.55281943549936) translate (6.48294074340228cm 3.29470990690099cm)" svg:viewBox="0 0 4762 3162" svg:d="M150 3003c416 34 1267 121 2078 149 808 27 1152-4 1781-44s858-237 709-966c-149-726-167-1342-158-1689 7-347-812-642-814-303-1 339 225 1697 270 2026 45 328-130 303-1059 356-929 54-2325-149-2851-233-171-17-119 691 44 704z">
          <text:p/>
        </draw:path>
        <draw:path draw:style-name="gr1" draw:text-style-name="P1" draw:layer="layout" svg:width="0.902cm" svg:height="0.661cm" draw:transform="skewX (0.00122173047639599) rotate (-2.1556561591382) translate (4.3107906519277cm 3.4154624998278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9) rotate (-2.1556561591382) translate (6.75245731859439cm 7.199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94cm" svg:height="1.644cm" svg:x="4.303cm" svg:y="7.546cm" svg:viewBox="0 0 995 1645" svg:d="M995 139c-9 270-266 1200-437 1433-171 232-619-149-551-358 137-283 272-760 282-967 10-208 715-378 706-108z">
          <text:p/>
        </draw:path>
        <draw:path draw:style-name="gr1" draw:text-style-name="P1" draw:layer="layout" svg:width="0.903cm" svg:height="0.66cm" draw:transform="skewX (0.00122173047639597) rotate (-2.15652882376419) translate (5.4247069715421cm 7.658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5.12765777377051cm 8.717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54:47.394000000</dc:date>
    <meta:editing-duration>PT3M2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